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022" officeooo:paragraph-rsid="00177022"/>
    </style:style>
    <style:style style:name="P2" style:family="paragraph" style:parent-style-name="Standard">
      <style:text-properties officeooo:rsid="0017afba" officeooo:paragraph-rsid="0017afba"/>
    </style:style>
    <style:style style:name="P3" style:family="paragraph" style:parent-style-name="Standard">
      <style:text-properties officeooo:rsid="0018af8e" officeooo:paragraph-rsid="0018af8e"/>
    </style:style>
    <style:style style:name="P4" style:family="paragraph" style:parent-style-name="Standard">
      <style:paragraph-properties style:line-height-at-least="0.519cm"/>
      <style:text-properties fo:color="#d4d4d4" style:font-name="Droid Sans Mono" fo:font-size="10.8500003814697pt" fo:font-weight="normal" fo:background-color="#1e1e1e"/>
    </style:style>
    <style:style style:name="P5" style:family="paragraph" style:parent-style-name="Standard">
      <style:paragraph-properties style:line-height-at-least="0.519cm"/>
      <style:text-properties fo:color="#d4d4d4" style:font-name="Droid Sans Mono" fo:font-size="10.8500003814697pt" fo:font-weight="normal" officeooo:rsid="0018af8e" officeooo:paragraph-rsid="0018af8e" fo:background-color="#1e1e1e"/>
    </style:style>
    <style:style style:name="P6" style:family="paragraph" style:parent-style-name="Standard">
      <style:text-properties fo:color="#d4d4d4" style:font-name="Droid Sans Mono" fo:font-size="10.8500003814697pt" fo:font-weight="normal" officeooo:rsid="0017afba" officeooo:paragraph-rsid="0017afba" fo:background-color="#1e1e1e"/>
    </style:style>
    <style:style style:name="P7" style:family="paragraph" style:parent-style-name="Standard">
      <style:paragraph-properties style:line-height-at-least="0.519cm"/>
      <style:text-properties fo:color="#6a9955" style:font-name="Droid Sans Mono" fo:font-size="10.8500003814697pt" fo:font-weight="normal" fo:background-color="#1e1e1e"/>
    </style:style>
    <style:style style:name="P8" style:family="paragraph" style:parent-style-name="Standard">
      <style:paragraph-properties style:line-height-at-least="0.519cm"/>
      <style:text-properties fo:color="#ce9178" style:font-name="Droid Sans Mono" fo:font-size="10.8500003814697pt" fo:font-weight="normal" fo:background-color="#1e1e1e"/>
    </style:style>
    <style:style style:name="P9" style:family="paragraph" style:parent-style-name="Standard">
      <style:paragraph-properties style:line-height-at-least="0.519cm"/>
    </style:style>
    <style:style style:name="P10" style:family="paragraph" style:parent-style-name="Standard">
      <style:text-properties officeooo:paragraph-rsid="0017afba"/>
    </style:style>
    <style:style style:name="P11" style:family="paragraph" style:parent-style-name="Standard">
      <style:paragraph-properties style:line-height-at-least="0.519cm"/>
      <style:text-properties fo:color="#c9211e" style:font-name="Droid Sans Mono" fo:font-size="14pt" fo:font-weight="normal" fo:background-color="#ffff00" style:font-size-asian="14pt" style:font-size-complex="14pt"/>
    </style:style>
    <style:style style:name="P12" style:family="paragraph" style:parent-style-name="Standard">
      <style:paragraph-properties style:line-height-at-least="0.519cm"/>
      <style:text-properties fo:color="#c9211e" style:font-name="Droid Sans Mono" fo:font-size="14pt" fo:font-weight="normal" officeooo:rsid="0018af8e" officeooo:paragraph-rsid="0018af8e" fo:background-color="#ffff00" style:font-size-asian="14pt" style:font-size-complex="14pt"/>
    </style:style>
    <style:style style:name="P13" style:family="paragraph" style:parent-style-name="Standard">
      <style:text-properties fo:color="#c9211e" fo:font-size="18pt" fo:font-weight="bold" officeooo:rsid="0018af8e" officeooo:paragraph-rsid="0018af8e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18af8e" officeooo:paragraph-rsid="0018af8e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.499cm" loext:contextual-spacing="false" style:line-height-at-least="0.519cm"/>
      <style:text-properties fo:color="#c9211e" style:font-name="Droid Sans Mono" fo:font-size="14pt" fo:font-weight="normal" fo:background-color="#ffff00" style:font-size-asian="14pt" style:font-size-complex="14pt"/>
    </style:style>
    <style:style style:name="P16" style:family="paragraph" style:parent-style-name="Standard">
      <style:text-properties fo:color="#d4d4d4" style:font-name="Droid Sans Mono" fo:font-size="10.8500003814697pt" fo:font-weight="normal" officeooo:rsid="0017afba" officeooo:paragraph-rsid="0017afba" fo:background-color="#1e1e1e"/>
    </style:style>
    <style:style style:name="P17" style:family="paragraph" style:parent-style-name="Standard">
      <style:text-properties officeooo:rsid="0017afba" officeooo:paragraph-rsid="0017afba"/>
    </style:style>
    <style:style style:name="P18" style:family="paragraph" style:parent-style-name="Standard">
      <style:text-properties officeooo:rsid="001b2034" officeooo:paragraph-rsid="001b2034"/>
    </style:style>
    <style:style style:name="P19" style:family="paragraph" style:parent-style-name="Standard">
      <style:text-properties officeooo:rsid="001b3d3d" officeooo:paragraph-rsid="001b3d3d"/>
    </style:style>
    <style:style style:name="P20" style:family="paragraph" style:parent-style-name="Standard">
      <style:text-properties officeooo:rsid="001d05e3" officeooo:paragraph-rsid="001d05e3"/>
    </style:style>
    <style:style style:name="P21" style:family="paragraph" style:parent-style-name="Standard">
      <style:text-properties officeooo:rsid="00177022" officeooo:paragraph-rsid="00177022"/>
    </style:style>
    <style:style style:name="P22" style:family="paragraph" style:parent-style-name="Standard">
      <style:text-properties officeooo:rsid="001d0cde" officeooo:paragraph-rsid="001d0cde"/>
    </style:style>
    <style:style style:name="T1" style:family="text">
      <style:text-properties fo:color="#4fc1ff"/>
    </style:style>
    <style:style style:name="T2" style:family="text">
      <style:text-properties fo:color="#4fc1ff" style:font-name="Droid Sans Mono" fo:font-size="10.8500003814697pt" fo:font-weight="normal" fo:background-color="#1e1e1e" loext:char-shading-value="0"/>
    </style:style>
    <style:style style:name="T3" style:family="text">
      <style:text-properties fo:color="#d4d4d4" style:font-name="Droid Sans Mono" fo:font-size="10.8500003814697pt" fo:font-weight="normal" fo:background-color="#1e1e1e" loext:char-shading-value="0"/>
    </style:style>
    <style:style style:name="T4" style:family="text">
      <style:text-properties fo:color="#ce9178"/>
    </style:style>
    <style:style style:name="T5" style:family="text">
      <style:text-properties officeooo:rsid="0017afba"/>
    </style:style>
    <style:style style:name="T6" style:family="text">
      <style:text-properties fo:color="#c586c0"/>
    </style:style>
    <style:style style:name="T7" style:family="text">
      <style:text-properties fo:color="#4ec9b0"/>
    </style:style>
    <style:style style:name="T8" style:family="text">
      <style:text-properties fo:color="#6a9955"/>
    </style:style>
    <style:style style:name="T9" style:family="text">
      <style:text-properties fo:color="#9cdcfe"/>
    </style:style>
    <style:style style:name="T10" style:family="text">
      <style:text-properties fo:color="#dcdcaa"/>
    </style:style>
    <style:style style:name="T11" style:family="text">
      <style:text-properties fo:color="#b5cea8"/>
    </style:style>
    <style:style style:name="T12" style:family="text">
      <style:text-properties officeooo:rsid="001b3d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jeto para disciplina: Projeto Integrador II – UNIVESP</text:p>
      <text:p text:style-name="P1"/>
      <text:p text:style-name="P22">pip install -U pip</text:p>
      <text:p text:style-name="P1"/>
      <text:p text:style-name="P2">comando para carregar dados <text:span text:style-name="T12">from fixture(s) </text:span>do arquivo jason</text:p>
      <text:p text:style-name="P2"/>
      <text:p text:style-name="P2">docker-compose exec web python manage,py loaddata products</text:p>
      <text:p text:style-name="P2"/>
      <text:p text:style-name="P2"/>
      <text:p text:style-name="P2"/>
      <text:p text:style-name="P18">loaddata dumpdata e flush </text:p>
      <text:p text:style-name="P18"/>
      <text:p text:style-name="P18">$ python manage.py dumpdata &gt; backup.json (exporta todo o banco de dados)</text:p>
      <text:p text:style-name="P18"/>
      <text:p text:style-name="P19">$ python manage.py dumpdata -- format ( escolher um xml,xml,yaml) &gt; backup.xml</text:p>
      <text:p text:style-name="P19"/>
      <text:p text:style-name="P19">$python manage.py dumpdata -- ident 4 -- format xml &gt; backup.xml</text:p>
      <text:p text:style-name="P19"/>
      <text:p text:style-name="P18">$ python manage.py dumpdata auth.User &gt; user.json (exportar tabela do banco de dados)</text:p>
      <text:p text:style-name="P18"/>
      <text:p text:style-name="P18"/>
      <text:p text:style-name="P18">$ python manage.py dumpdata</text:p>
      <text:p text:style-name="P18"/>
      <text:p text:style-name="P20">$ python manage.pu flush ( zero o banco de dados)</text:p>
      <text:p text:style-name="P18"/>
      <text:p text:style-name="P18"/>
      <text:p text:style-name="P18">$ python manage.py loaddata user,json (importa o que foi exportado)</text:p>
      <text:p text:style-name="P18"/>
      <text:p text:style-name="P2"/>
      <text:p text:style-name="P13">toolbar</text:p>
      <text:p text:style-name="P3"/>
      <text:p text:style-name="P14">settings.py</text:p>
      <text:p text:style-name="P3"/>
      <text:p text:style-name="P10"><text:span text:style-name="T5"><text:s/></text:span><text:span text:style-name="T2">INSTALLED_APPS</text:span><text:span text:style-name="T3"> = [</text:span></text:p>
      <text:p text:style-name="P7"># django apps</text:p>
      <text:p text:style-name="P4"><text:span text:style-name="T4">'django.contrib.admin'</text:span>,</text:p>
      <text:p text:style-name="P4"><text:span text:style-name="T4">'django.contrib.auth'</text:span>,</text:p>
      <text:p text:style-name="P4"><text:span text:style-name="T4">'django.contrib.contenttypes'</text:span>,</text:p>
      <text:p text:style-name="P4"><text:span text:style-name="T4">'django.contrib.sessions'</text:span>,</text:p>
      <text:p text:style-name="P4"><text:span text:style-name="T4">'django.contrib.messages'</text:span>,</text:p>
      <text:p text:style-name="P4"><text:span text:style-name="T4">'django.contrib.staticfiles'</text:span>,</text:p>
      <text:p text:style-name="P7"># 3rd party</text:p>
      <text:p text:style-name="P11">'debug_toolbar',</text:p>
      <text:p text:style-name="P7"># my apps</text:p>
      <text:p text:style-name="P4"><text:span text:style-name="T4">'users.apps.UsersConfig'</text:span>,</text:p>
      <text:p text:style-name="P4"><text:span text:style-name="T4">'pages.apps.PagesConfig'</text:span>,</text:p>
      <text:p text:style-name="P8">'products.apps.ProductsConfig'</text:p>
      <text:p text:style-name="P4">]</text:p>
      <text:p text:style-name="P6"/>
      <text:p text:style-name="P6"/>
      <text:p text:style-name="P6"><text:span text:style-name="T1">MIDDLEWARE</text:span> = [</text:p>
      <text:p text:style-name="P4"><text:span text:style-name="T4">'django.middleware.security.SecurityMiddleware'</text:span>,</text:p>
      <text:p text:style-name="P4"><text:span text:style-name="T4">'django.contrib.sessions.middleware.SessionMiddleware'</text:span>,</text:p>
      <text:p text:style-name="P4"><text:span text:style-name="T4">'django.middleware.common.CommonMiddleware'</text:span>,</text:p>
      <text:p text:style-name="P4"><text:span text:style-name="T4">'django.middleware.csrf.CsrfViewMiddleware'</text:span>,</text:p>
      <text:p text:style-name="P4"><text:soft-page-break/><text:span text:style-name="T4">'django.contrib.auth.middleware.AuthenticationMiddleware'</text:span>,</text:p>
      <text:p text:style-name="P4"><text:span text:style-name="T4">'django.contrib.messages.middleware.MessageMiddleware'</text:span>,</text:p>
      <text:p text:style-name="P4"><text:span text:style-name="T4">'django.middleware.clickjacking.XFrameOptionsMiddleware'</text:span>,</text:p>
      <text:p text:style-name="P11">'debug_toolbar.middleware.DebugToolbarMiddleware'</text:p>
      <text:p text:style-name="P4">]</text:p>
      <text:p text:style-name="P4"/>
      <text:p text:style-name="P5">SE ESTIVER USANDO DOCKER</text:p>
      <text:p text:style-name="P5"/>
      <text:p text:style-name="P5"/>
      <text:p text:style-name="P7"># django-debug</text:p>
      <text:p text:style-name="P9"/>
      <text:p text:style-name="P4"><text:span text:style-name="T6">import</text:span> <text:span text:style-name="T7">socket</text:span> <text:span text:style-name="T8"># noqa</text:span></text:p>
      <text:p text:style-name="P9"/>
      <text:p text:style-name="P4"><text:span text:style-name="T9">hostname</text:span>, <text:span text:style-name="T9">_</text:span>, <text:span text:style-name="T9">ips</text:span> = <text:span text:style-name="T7">socket</text:span>.<text:span text:style-name="T10">gethostbyname_ex</text:span>(<text:span text:style-name="T7">socket</text:span>.<text:span text:style-name="T10">gethostname</text:span>())</text:p>
      <text:p text:style-name="P4"><text:span text:style-name="T1">INTERNAL_IPS</text:span> = [<text:span text:style-name="T9">ip</text:span>[:-<text:span text:style-name="T11">1</text:span>] + <text:span text:style-name="T4">"1"</text:span> <text:span text:style-name="T6">for</text:span> <text:span text:style-name="T9">ip</text:span> <text:span text:style-name="T6">in</text:span> <text:span text:style-name="T9">ips</text:span>]</text:p>
      <text:p text:style-name="P4"/>
      <text:p text:style-name="P5">urls.py</text:p>
      <text:p text:style-name="P12">import debug_toolbar</text:p>
      <text:p text:style-name="P5"><text:span text:style-name="T6">if</text:span> <text:span text:style-name="T9">settings</text:span>.DEBUG: <text:span text:style-name="T8"># em produção essa parte devera ser alterada</text:span></text:p>
      <text:p text:style-name="P4"><text:span text:style-name="T9">urlpatterns</text:span> += <text:span text:style-name="T10">static</text:span>(<text:span text:style-name="T9">settings</text:span>.MEDIA_URL, <text:span text:style-name="T9">document_root</text:span>=<text:span text:style-name="T9">settings</text:span>.MEDIA_ROOT)</text:p>
      <text:p text:style-name="P11">urlpatterns += [path("__debug__/", include(debug_toolbar.urls))]</text:p>
      <text:p text:style-name="P1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6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0:37:24.574009030</meta:creation-date>
    <dc:date>2022-01-23T07:22:10.448414631</dc:date>
    <meta:editing-duration>PT1H13M2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185" meta:character-count="1805" meta:non-whitespace-character-count="1666"/>
  </office:meta>
</office:document-meta>
</file>